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0*"/>
    </style:style>
    <style:style style:name="Tabela1.B" style:family="table-column">
      <style:table-column-properties style:column-width="4.251cm" style:rel-column-width="16387*"/>
    </style:style>
    <style:style style:name="Tabela1.D" style:family="table-column">
      <style:table-column-properties style:column-width="4.251cm" style:rel-column-width="16388*"/>
    </style:style>
    <style:style style:name="Tabela1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1.C1" style:family="table-cell">
      <style:table-cell-properties fo:padding="0.097cm" fo:border="0.5pt groove #000000"/>
    </style:style>
    <style:style style:name="Tabela1.A2" style:family="table-cell">
      <style:table-cell-properties fo:padding="0.097cm" fo:border-left="0.5pt groove #000000" fo:border-right="none" fo:border-top="none" fo:border-bottom="0.5pt groove #000000"/>
    </style:style>
    <style:style style:name="Tabela1.D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groove #000000" fo:border-right="none" fo:border-top="0.5pt groove #000000" fo:border-bottom="0.5pt groove #000000"/>
    </style:style>
    <style:style style:name="Tabela2.B1" style:family="table-cell">
      <style:table-cell-properties fo:padding="0.097cm" fo:border="0.5pt groove #000000"/>
    </style:style>
    <style:style style:name="Tabela2.A2" style:family="table-cell">
      <style:table-cell-properties fo:padding="0.097cm" fo:border-left="0.5pt groove #000000" fo:border-right="none" fo:border-top="none" fo:border-bottom="0.5pt groove #000000"/>
    </style:style>
    <style:style style:name="Tabela2.B2" style:family="table-cell">
      <style:table-cell-properties fo:padding="0.097cm" fo:border-left="0.5pt groove #000000" fo:border-right="0.5pt groove #000000" fo:border-top="none" fo:border-bottom="0.5pt groove #000000"/>
    </style:style>
    <style:style style:name="Tabela2.16" style:family="table-row">
      <style:table-row-properties style:min-row-height="0.866cm"/>
    </style:style>
    <style:style style:name="P1" style:family="paragraph" style:parent-style-name="Standard"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d7b47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0f1c2a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d7b47" officeooo:paragraph-rsid="001030a4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9" style:family="paragraph" style:parent-style-name="Table_20_Contents">
      <style:text-properties style:font-name="Times New Roman" fo:font-size="15pt" fo:font-weight="bold" officeooo:rsid="0018194b" officeooo:paragraph-rsid="0018194b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11" style:family="paragraph" style:parent-style-name="Table_20_Contents">
      <style:text-properties style:font-name="Times New Roman" fo:font-size="15pt" fo:font-weight="bold" officeooo:rsid="0018194b" officeooo:paragraph-rsid="002241ab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0f1c2a" officeooo:paragraph-rsid="000f1c2a" style:font-size-asian="15pt" style:font-weight-asian="bold" style:font-size-complex="1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04346" officeooo:paragraph-rsid="00104346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5pt" fo:font-weight="bold" officeooo:rsid="0012183f" officeooo:paragraph-rsid="0012183f" style:font-size-asian="15pt" style:font-weight-asian="bold" style:font-size-complex="15pt" style:font-weight-complex="bold"/>
    </style:style>
    <style:style style:name="P16" style:family="paragraph" style:parent-style-name="Table_20_Contents">
      <style:text-properties style:font-name="Times New Roman" fo:font-size="15pt" fo:font-weight="bold" officeooo:rsid="001d3b38" officeooo:paragraph-rsid="001d3b38" style:font-size-asian="15pt" style:font-weight-asian="bold" style:font-size-complex="15pt" style:font-weight-complex="bold"/>
    </style:style>
    <style:style style:name="P17" style:family="paragraph" style:parent-style-name="Table_20_Contents">
      <style:text-properties style:font-name="Times New Roman" fo:font-size="15pt" fo:font-weight="bold" officeooo:rsid="001d3b38" officeooo:paragraph-rsid="001f279e" style:font-size-asian="15pt" style:font-weight-asian="bold" style:font-size-complex="15pt" style:font-weight-complex="bold"/>
    </style:style>
    <style:style style:name="P18" style:family="paragraph" style:parent-style-name="Table_20_Contents">
      <style:text-properties style:font-name="Times New Roman" fo:font-size="15pt" fo:font-weight="bold" officeooo:rsid="001d3b38" officeooo:paragraph-rsid="00209387" style:font-size-asian="15pt" style:font-weight-asian="bold" style:font-size-complex="15pt" style:font-weight-complex="bold"/>
    </style:style>
    <style:style style:name="P19" style:family="paragraph" style:parent-style-name="Table_20_Contents">
      <style:text-properties style:font-name="Times New Roman" fo:font-size="15pt" fo:font-weight="bold" officeooo:rsid="00242075" officeooo:paragraph-rsid="00242075" style:font-size-asian="15pt" style:font-weight-asian="bold" style:font-size-complex="15pt" style:font-weight-complex="bold"/>
    </style:style>
    <style:style style:name="P20" style:family="paragraph" style:parent-style-name="Table_20_Contents">
      <style:text-properties style:font-name="Times New Roman" fo:font-size="15pt" fo:font-weight="bold" officeooo:rsid="002537f7" officeooo:paragraph-rsid="002537f7" style:font-size-asian="15pt" style:font-weight-asian="bold" style:font-size-complex="15pt" style:font-weight-complex="bold"/>
    </style:style>
    <style:style style:name="P21" style:family="paragraph" style:parent-style-name="Table_20_Contents">
      <style:text-properties style:font-name="Times New Roman" fo:font-size="15pt" fo:font-weight="bold" officeooo:rsid="002537f7" officeooo:paragraph-rsid="002570ab" style:font-size-asian="15pt" style:font-weight-asian="bold" style:font-size-complex="15pt" style:font-weight-complex="bold"/>
    </style:style>
    <style:style style:name="P22" style:family="paragraph" style:parent-style-name="Table_20_Contents">
      <style:text-properties style:font-name="Times New Roman" fo:font-size="15pt" fo:font-weight="bold" officeooo:rsid="0028ffec" officeooo:paragraph-rsid="0028ffec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Times New Roman" fo:font-size="15pt" fo:font-weight="normal" officeooo:rsid="001489bd" officeooo:paragraph-rsid="001489bd" style:font-size-asian="15pt" style:font-weight-asian="normal" style:font-size-complex="15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d7b47" style:font-size-asian="15pt" style:font-size-complex="15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5pt" officeooo:rsid="000d7b47" officeooo:paragraph-rsid="000f1c2a" style:font-size-asian="15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5pt" officeooo:rsid="000f1c2a" officeooo:paragraph-rsid="000f1c2a" style:font-size-asian="15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5pt" officeooo:rsid="001030a4" officeooo:paragraph-rsid="001030a4" style:font-size-asian="15pt" style:font-size-complex="15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5pt" officeooo:rsid="00104346" officeooo:paragraph-rsid="00104346" style:font-size-asian="15pt" style:font-size-complex="15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5pt" officeooo:rsid="0012cb2a" officeooo:paragraph-rsid="0012cb2a" style:font-size-asian="15pt" style:font-size-complex="15pt"/>
    </style:style>
    <style:style style:name="P30" style:family="paragraph" style:parent-style-name="Table_20_Contents">
      <style:text-properties style:font-name="Times New Roman" fo:font-size="15pt" officeooo:rsid="0018194b" officeooo:paragraph-rsid="0018194b" style:font-size-asian="15pt" style:font-size-complex="15pt"/>
    </style:style>
    <style:style style:name="P31" style:family="paragraph" style:parent-style-name="Table_20_Contents">
      <style:text-properties style:font-name="Times New Roman" fo:font-size="15pt" officeooo:rsid="0019dfcf" officeooo:paragraph-rsid="001b6910" style:font-size-asian="15pt" style:font-size-complex="15pt"/>
    </style:style>
    <style:style style:name="P32" style:family="paragraph" style:parent-style-name="Table_20_Contents">
      <style:text-properties style:font-name="Times New Roman" fo:font-size="15pt" officeooo:rsid="001d3b38" officeooo:paragraph-rsid="001d3b38" style:font-size-asian="15pt" style:font-size-complex="15pt"/>
    </style:style>
    <style:style style:name="P33" style:family="paragraph" style:parent-style-name="Table_20_Contents">
      <style:text-properties style:font-name="Times New Roman" fo:font-size="15pt" officeooo:rsid="001d3b38" officeooo:paragraph-rsid="001f279e" style:font-size-asian="15pt" style:font-size-complex="15pt"/>
    </style:style>
    <style:style style:name="P34" style:family="paragraph" style:parent-style-name="Table_20_Contents">
      <style:text-properties style:font-name="Times New Roman" fo:font-size="15pt" officeooo:rsid="001f279e" officeooo:paragraph-rsid="001f279e" style:font-size-asian="15pt" style:font-size-complex="15pt"/>
    </style:style>
    <style:style style:name="P35" style:family="paragraph" style:parent-style-name="Table_20_Contents">
      <style:text-properties style:font-name="Times New Roman" fo:font-size="15pt" officeooo:rsid="00209387" officeooo:paragraph-rsid="00209387" style:font-size-asian="15pt" style:font-size-complex="15pt"/>
    </style:style>
    <style:style style:name="P36" style:family="paragraph" style:parent-style-name="Table_20_Contents">
      <style:text-properties style:font-name="Times New Roman" fo:font-size="15pt" officeooo:rsid="002241ab" officeooo:paragraph-rsid="002241ab" style:font-size-asian="15pt" style:font-size-complex="15pt"/>
    </style:style>
    <style:style style:name="P37" style:family="paragraph" style:parent-style-name="Table_20_Contents">
      <style:text-properties style:font-name="Times New Roman" fo:font-size="15pt" officeooo:rsid="00242075" officeooo:paragraph-rsid="00242075" style:font-size-asian="15pt" style:font-size-complex="15pt"/>
    </style:style>
    <style:style style:name="P38" style:family="paragraph" style:parent-style-name="Table_20_Contents">
      <style:text-properties style:font-name="Times New Roman" fo:font-size="15pt" officeooo:rsid="002537f7" officeooo:paragraph-rsid="002537f7" style:font-size-asian="15pt" style:font-size-complex="15pt"/>
    </style:style>
    <style:style style:name="P39" style:family="paragraph" style:parent-style-name="Table_20_Contents">
      <style:text-properties style:font-name="Times New Roman" fo:font-size="15pt" officeooo:rsid="002570ab" officeooo:paragraph-rsid="002570ab" style:font-size-asian="15pt" style:font-size-complex="15pt"/>
    </style:style>
    <style:style style:name="P40" style:family="paragraph" style:parent-style-name="Table_20_Contents">
      <style:text-properties style:font-name="Times New Roman" fo:font-size="15pt" officeooo:rsid="0028ffec" officeooo:paragraph-rsid="0028ffec" style:font-size-asian="15pt" style:font-size-complex="15pt"/>
    </style:style>
    <style:style style:name="P41" style:family="paragraph" style:parent-style-name="Standard">
      <style:text-properties fo:color="#c9211e" loext:opacity="100%" style:font-name="Times New Roman" fo:font-size="15pt" fo:font-weight="bold" officeooo:rsid="0012cb2a" officeooo:paragraph-rsid="0012cb2a" style:font-size-asian="15pt" style:font-weight-asian="bold" style:font-size-complex="15pt" style:font-weight-complex="bold"/>
    </style:style>
    <style:style style:name="P42" style:family="paragraph" style:parent-style-name="Standard">
      <style:text-properties fo:color="#c9211e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43" style:family="paragraph" style:parent-style-name="Standard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44" style:family="paragraph" style:parent-style-name="Table_20_Contents">
      <style:text-properties fo:color="#c9211e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45" style:family="paragraph" style:parent-style-name="Table_20_Contents">
      <style:text-properties fo:color="#c9211e" loext:opacity="100%" style:font-name="Times New Roman" fo:font-size="15pt" fo:font-weight="bold" officeooo:rsid="0019dfcf" officeooo:paragraph-rsid="001f279e" style:font-size-asian="15pt" style:font-weight-asian="bold" style:font-size-complex="15pt" style:font-weight-complex="bold"/>
    </style:style>
    <style:style style:name="P46" style:family="paragraph" style:parent-style-name="Table_20_Contents">
      <style:text-properties fo:color="#c9211e" loext:opacity="100%" style:font-name="Times New Roman" fo:font-size="15pt" fo:font-weight="bold" officeooo:rsid="0019dfcf" officeooo:paragraph-rsid="002570ab" style:font-size-asian="15pt" style:font-weight-asian="bold" style:font-size-complex="15pt" style:font-weight-complex="bold"/>
    </style:style>
    <style:style style:name="P47" style:family="paragraph" style:parent-style-name="Standard">
      <style:text-properties fo:color="#c9211e" loext:opacity="100%" style:font-name="Times New Roman" fo:font-size="15pt" fo:font-weight="bold" officeooo:rsid="001489bd" officeooo:paragraph-rsid="001489bd" style:font-size-asian="15pt" style:font-weight-asian="bold" style:font-size-complex="15pt" style:font-weight-complex="bold"/>
    </style:style>
    <style:style style:name="P48" style:family="paragraph" style:parent-style-name="Table_20_Contents">
      <style:text-properties fo:color="#c9211e" loext:opacity="100%" style:font-name="Times New Roman" fo:font-size="15pt" fo:font-weight="bold" officeooo:rsid="0018194b" officeooo:paragraph-rsid="0019dfcf" style:font-size-asian="15pt" style:font-weight-asian="bold" style:font-size-complex="15pt" style:font-weight-complex="bold"/>
    </style:style>
    <style:style style:name="P49" style:family="paragraph" style:parent-style-name="Standard">
      <style:text-properties fo:color="#c9211e" loext:opacity="100%" style:font-name="Times New Roman" fo:font-size="15pt" fo:font-weight="bold" officeooo:rsid="0015fded" officeooo:paragraph-rsid="001489bd" style:font-size-asian="15pt" style:font-weight-asian="bold" style:font-size-complex="15pt" style:font-weight-complex="bold"/>
    </style:style>
    <style:style style:name="P50" style:family="paragraph" style:parent-style-name="Table_20_Contents">
      <style:text-properties fo:color="#c9211e" loext:opacity="100%" style:font-name="Times New Roman" fo:font-size="15pt" officeooo:rsid="00242075" officeooo:paragraph-rsid="00242075" style:font-size-asian="15pt" style:font-size-complex="15pt"/>
    </style:style>
    <style:style style:name="P51" style:family="paragraph" style:parent-style-name="Table_20_Contents">
      <style:text-properties fo:color="#c9211e" loext:opacity="100%" style:font-name="Times New Roman" fo:font-size="15pt" officeooo:rsid="002537f7" officeooo:paragraph-rsid="002537f7" style:font-size-asian="15pt" style:font-size-complex="15pt"/>
    </style:style>
    <style:style style:name="P52" style:family="paragraph" style:parent-style-name="Table_20_Contents">
      <style:text-properties fo:color="#c9211e" loext:opacity="100%" style:font-name="Times New Roman" fo:font-size="15pt" officeooo:rsid="002570ab" officeooo:paragraph-rsid="002570ab" style:font-size-asian="15pt" style:font-size-complex="15pt"/>
    </style:style>
    <style:style style:name="P53" style:family="paragraph" style:parent-style-name="Standard">
      <style:text-properties fo:color="#000000" loext:opacity="100%" style:font-name="Times New Roman" fo:font-size="15pt" fo:font-weight="bold" officeooo:rsid="0017f3f1" officeooo:paragraph-rsid="0017f3f1" style:font-size-asian="15pt" style:font-weight-asian="bold" style:font-size-complex="15pt" style:font-weight-complex="bold"/>
    </style:style>
    <style:style style:name="P54" style:family="paragraph" style:parent-style-name="Standard">
      <style:text-properties fo:color="#000000" loext:opacity="100%" style:font-name="Times New Roman" fo:font-size="15pt" fo:font-weight="bold" officeooo:rsid="0019dfcf" officeooo:paragraph-rsid="0019dfcf" style:font-size-asian="15pt" style:font-weight-asian="bold" style:font-size-complex="15pt" style:font-weight-complex="bold"/>
    </style:style>
    <style:style style:name="P55" style:family="paragraph" style:parent-style-name="Table_20_Contents">
      <style:text-properties style:font-name="Times New Roman" fo:font-size="15pt" fo:font-weight="bold" officeooo:rsid="002c9f4e" officeooo:paragraph-rsid="002c9f4e" style:font-size-asian="15pt" style:font-weight-asian="bold" style:font-size-complex="15pt" style:font-weight-complex="bold"/>
    </style:style>
    <style:style style:name="P56" style:family="paragraph" style:parent-style-name="Table_20_Contents">
      <style:text-properties style:font-name="Times New Roman" fo:font-size="15pt" officeooo:rsid="002c9f4e" officeooo:paragraph-rsid="002c9f4e" style:font-size-asian="15pt" style:font-size-complex="15pt"/>
    </style:style>
    <style:style style:name="T1" style:family="text">
      <style:text-properties officeooo:rsid="000d7b47"/>
    </style:style>
    <style:style style:name="T2" style:family="text">
      <style:text-properties officeooo:rsid="001030a4"/>
    </style:style>
    <style:style style:name="T3" style:family="text">
      <style:text-properties officeooo:rsid="0012183f"/>
    </style:style>
    <style:style style:name="T4" style:family="text">
      <style:text-properties officeooo:rsid="0015fded"/>
    </style:style>
    <style:style style:name="T5" style:family="text">
      <style:text-properties fo:color="#c9211e" loext:opacity="100%" officeooo:rsid="0015fded"/>
    </style:style>
    <style:style style:name="T6" style:family="text">
      <style:text-properties fo:color="#000000" loext:opacity="100%" officeooo:rsid="0015fded"/>
    </style:style>
    <style:style style:name="T7" style:family="text">
      <style:text-properties officeooo:rsid="0019dfcf"/>
    </style:style>
    <style:style style:name="T8" style:family="text">
      <style:text-properties officeooo:rsid="001b6910"/>
    </style:style>
    <style:style style:name="T9" style:family="text">
      <style:text-properties officeooo:rsid="001f279e"/>
    </style:style>
    <style:style style:name="T10" style:family="text">
      <style:text-properties officeooo:rsid="00209387"/>
    </style:style>
    <style:style style:name="T11" style:family="text">
      <style:text-properties officeooo:rsid="002241ab"/>
    </style:style>
    <style:style style:name="T12" style:family="text">
      <style:text-properties officeooo:rsid="00257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para usar no terminal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/>
        <table:table-row table:style-name="TableLine1456473744416">
          <table:table-cell table:style-name="Tabela1.A1" table:number-columns-spanned="2" office:value-type="string">
            <text:p text:style-name="P2">Windows</text:p>
          </table:table-cell>
          <table:covered-table-cell/>
          <table:table-cell table:style-name="Tabela1.C1" table:number-columns-spanned="2" office:value-type="string">
            <text:p text:style-name="P2">Linux e Git Bash</text:p>
          </table:table-cell>
          <table:covered-table-cell/>
        </table:table-row>
        <table:table-row table:style-name="TableLine1456473748736">
          <table:table-cell table:style-name="Tabela1.A2" office:value-type="string">
            <text:p text:style-name="P2">cd “nome-do-diretório” </text:p>
          </table:table-cell>
          <table:table-cell table:style-name="Tabela1.A2" office:value-type="string">
            <text:p text:style-name="P24">Navega para o diretório específico, desde que ele exista naquela pasta.</text:p>
          </table:table-cell>
          <table:table-cell table:style-name="Tabela1.A2" office:value-type="string">
            <text:p text:style-name="P2">cd “nome-do-diretório” </text:p>
          </table:table-cell>
          <table:table-cell table:style-name="Tabela1.D2" office:value-type="string">
            <text:p text:style-name="P25">Navega para o diretório específico, desde que ele exista naquela pasta.</text:p>
          </table:table-cell>
        </table:table-row>
        <table:table-row table:style-name="TableLine1456473746144">
          <table:table-cell table:style-name="Tabela1.A2" office:value-type="string">
            <text:p text:style-name="P2">cd ..</text:p>
          </table:table-cell>
          <table:table-cell table:style-name="Tabela1.A2" office:value-type="string">
            <text:p text:style-name="P24">Volta um diretório.</text:p>
          </table:table-cell>
          <table:table-cell table:style-name="Tabela1.A2" office:value-type="string">
            <text:p text:style-name="P3">cd ..</text:p>
          </table:table-cell>
          <table:table-cell table:style-name="Tabela1.D2" office:value-type="string">
            <text:p text:style-name="P24">Volta um diretório.</text:p>
          </table:table-cell>
        </table:table-row>
        <table:table-row table:style-name="TableLine1456473741248">
          <table:table-cell table:style-name="Tabela1.A2" office:value-type="string">
            <text:p text:style-name="P13">dir</text:p>
          </table:table-cell>
          <table:table-cell table:style-name="Tabela1.A2" office:value-type="string">
            <text:p text:style-name="P26">Lista todo ao conteúdo do diretório em questão, menos os arquivos ocultos.</text:p>
          </table:table-cell>
          <table:table-cell table:style-name="Tabela1.A2" office:value-type="string">
            <text:p text:style-name="P13">ls</text:p>
          </table:table-cell>
          <table:table-cell table:style-name="Tabela1.D2" office:value-type="string">
            <text:p text:style-name="P26">Lista todo ao conteúdo do diretório em questão, menos os arquivos ocultos.</text:p>
          </table:table-cell>
        </table:table-row>
        <table:table-row table:style-name="TableLine1456473749024">
          <table:table-cell table:style-name="Tabela1.A2" office:value-type="string">
            <text:p text:style-name="P13">dir /a</text:p>
          </table:table-cell>
          <table:table-cell table:style-name="Tabela1.A2" office:value-type="string">
            <text:p text:style-name="P26">Lista todo ao conteúdo do diretório em questão.</text:p>
          </table:table-cell>
          <table:table-cell table:style-name="Tabela1.A2" office:value-type="string">
            <text:p text:style-name="P13">ls -a</text:p>
          </table:table-cell>
          <table:table-cell table:style-name="Tabela1.D2" office:value-type="string">
            <text:p text:style-name="P26">Lista todo ao conteúdo do diretório em questão.</text:p>
          </table:table-cell>
        </table:table-row>
        <table:table-row table:style-name="TableLine1456473744704">
          <table:table-cell table:style-name="Tabela1.A2" office:value-type="string">
            <text:p text:style-name="P4"><text:span text:style-name="T2">mkdir</text:span> “nome-do-diretório”</text:p>
          </table:table-cell>
          <table:table-cell table:style-name="Tabela1.A2" office:value-type="string">
            <text:p text:style-name="P27">Cria um diretório.</text:p>
          </table:table-cell>
          <table:table-cell table:style-name="Tabela1.A2" office:value-type="string">
            <text:p text:style-name="P4"><text:span text:style-name="T2">mkdir</text:span> “nome-do-diretório”</text:p>
          </table:table-cell>
          <table:table-cell table:style-name="Tabela1.D2" office:value-type="string">
            <text:p text:style-name="P27">Cria um diretório.</text:p>
          </table:table-cell>
        </table:table-row>
        <table:table-row table:style-name="TableLine1456473738080">
          <table:table-cell table:style-name="Tabela1.A2" office:value-type="string">
            <text:p text:style-name="P14">cls</text:p>
          </table:table-cell>
          <table:table-cell table:style-name="Tabela1.A2" office:value-type="string">
            <text:p text:style-name="P28">Limpa a tela.</text:p>
          </table:table-cell>
          <table:table-cell table:style-name="Tabela1.A2" office:value-type="string">
            <text:p text:style-name="P14">Clear / Ctrl + L </text:p>
          </table:table-cell>
          <table:table-cell table:style-name="Tabela1.D2" office:value-type="string">
            <text:p text:style-name="P28">Limpa a tela.</text:p>
          </table:table-cell>
        </table:table-row>
        <table:table-row table:style-name="TableLine1456473742400">
          <table:table-cell table:style-name="Tabela1.A2" office:value-type="string">
            <text:p text:style-name="P14">rmdir <text:span text:style-name="T1">“nome-do-diretório”</text:span> </text:p>
          </table:table-cell>
          <table:table-cell table:style-name="Tabela1.A2" office:value-type="string">
            <text:p text:style-name="P28">Deleta os arquivos do diretório em questão, inclusive a pasta.</text:p>
          </table:table-cell>
          <table:table-cell table:style-name="Tabela1.A2" office:value-type="string">
            <text:p text:style-name="P15">rm -r</text:p>
          </table:table-cell>
          <table:table-cell table:style-name="Tabela1.D2" office:value-type="string">
            <text:p text:style-name="P28">Deleta os arquivos do diretório em questão, inclusive a<text:span text:style-name="T3">s</text:span> pasta<text:span text:style-name="T3">s que possam a vir a existir dentro do diretório.</text:span></text:p>
          </table:table-cell>
        </table:table-row>
        <table:table-row table:style-name="TableLine1456473741536">
          <table:table-cell table:style-name="Tabela1.A2" office:value-type="string">
            <text:p text:style-name="P14">del <text:span text:style-name="T1">“nome-do-diretório”</text:span> </text:p>
          </table:table-cell>
          <table:table-cell table:style-name="Tabela1.A2" office:value-type="string">
            <text:p text:style-name="P28">Deleta os arquivos do diretório em questão, mas não a pasta.</text:p>
          </table:table-cell>
          <table:table-cell table:style-name="Tabela1.A2" office:value-type="string">
            <text:p text:style-name="P6">pwd</text:p>
          </table:table-cell>
          <table:table-cell table:style-name="Tabela1.D2" office:value-type="string">
            <text:p text:style-name="P29">Diz o caminho completo do <text:s/>diretório.</text:p>
          </table:table-cell>
        </table:table-row>
      </table:table>
      <text:p text:style-name="P1"/>
      <text:p text:style-name="P43">Obs.: as aspas não são necessárias.</text:p>
      <text:p text:style-name="P1"/>
      <text:p text:style-name="P1"/>
      <text:p text:style-name="P5">Comandos para criar a chave SSH no Git Bash:</text:p>
      <text:p text:style-name="P5"/>
      <text:p text:style-name="P41"><text:soft-page-break/>ssh-keygen -t ed25519 -C “e-mail que você usa no github”</text:p>
      <text:p text:style-name="P43">Obs.: as aspas não são necessárias.</text:p>
      <text:p text:style-name="P54"/>
      <text:p text:style-name="P7">Depois de inserir o comando e configurar o caminho e a senha você deve navegar até a pasta em que os arquivos foram criados e inserir o seguinte comando para visualizar o conteúdo do arquivo de chave pública:</text:p>
      <text:p text:style-name="P7"/>
      <text:p text:style-name="P47">cat “nome-do-arquivo.pub”</text:p>
      <text:p text:style-name="P12"/>
      <text:p text:style-name="P12">Obs.: as aspas não são necessárias.</text:p>
      <text:p text:style-name="P12"/>
      <text:p text:style-name="P7"><text:s/></text:p>
      <text:p text:style-name="P7">Copiar todo o conteúdo do arquivo e <text:span text:style-name="T4">abrir o github clicar na setinha do lado da sua foto de perfil no canto superior direito e escolher as opção </text:span><text:span text:style-name="T5">“Settings” </text:span><text:span text:style-name="T6">depois ir do lado esquerdo da tela e procurar por </text:span><text:span text:style-name="T5">“SSH and GPG Keys” </text:span><text:span text:style-name="T6">clicar e ir em </text:span><text:span text:style-name="T5">“New SSH Key”</text:span></text:p>
      <text:p text:style-name="P49"/>
      <text:p text:style-name="P53">Inserir o conteúdo do arquivo em Key e inserir um título de identificação em title.</text:p>
      <text:p text:style-name="P53"/>
      <text:p text:style-name="P53">Depois de feito isso é necessário inicializar o SSH agent responsável pelas chaves SSH, para isso é necessário digitar esse comando na pasta que estão as chaves no Git Bash:</text:p>
      <text:p text:style-name="P53"/>
      <text:p text:style-name="P42">eval $(ssh-agent -s)</text:p>
      <text:p text:style-name="P23"/>
      <text:p text:style-name="P8">Depois de feito isso é necessário entregar a nossa chave privada para o ssh-agent, para isso é necessário inserir o comando:</text:p>
      <text:p text:style-name="P8"/>
      <text:p text:style-name="P8">ssh-add “caminho onde a chave está”</text:p>
      <text:p text:style-name="P8"/>
      <text:p text:style-name="P12">Obs.: as aspas não são necessárias.</text:p>
      <text:p text:style-name="P12"/>
      <text:p text:style-name="P8">se você estiver dentro da pasta que está o arquivo é só inserir o nome do arquivo depois de ssh-add, tem que ser o arquivo que não tem .pub, que no caso é a chave privada.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ros comandos importantes para usar no Git Bash.</text:p>
      <text:p text:style-name="P8"/>
      <table:table table:name="Tabela2" table:style-name="Tabela2">
        <table:table-column table:style-name="Tabela2.A"/>
        <table:table-column table:style-name="Tabela2.B"/>
        <table:table-row table:style-name="TableLine1456473747584">
          <table:table-cell table:style-name="Tabela2.A1" office:value-type="string">
            <text:p text:style-name="P9">git init</text:p>
          </table:table-cell>
          <table:table-cell table:style-name="Tabela2.B1" office:value-type="string">
            <text:p text:style-name="P30">Inicializa o git na pasta em que você está</text:p>
          </table:table-cell>
        </table:table-row>
        <table:table-row table:style-name="TableLine1456473743552">
          <table:table-cell table:style-name="Tabela2.A2" office:value-type="string">
            <text:p text:style-name="P10">git <text:span text:style-name="T7">config –global user.email “e-mail que você configurou no github”</text:span></text:p>
            <text:p text:style-name="P48"/>
            <text:p text:style-name="P44">Obs.: o e-mail tem que estar entre aspas, faz parte do comando</text:p>
          </table:table-cell>
          <table:table-cell table:style-name="Tabela2.B2" office:value-type="string">
            <text:p text:style-name="P31">Configura o e-mail utilizado no github. <text:span text:style-name="T8">Serve para que os commits tenham um autor e é obrigatória.</text:span> </text:p>
          </table:table-cell>
        </table:table-row>
        <table:table-row table:style-name="TableLine1456473741824">
          <table:table-cell table:style-name="Tabela2.A2" office:value-type="string">
            <text:p text:style-name="P10">git <text:span text:style-name="T7">config –global user.name “nome de usuário que você configurou no github”</text:span></text:p>
            <text:p text:style-name="P10"/>
            <text:p text:style-name="P44">Obs.: o <text:span text:style-name="T9">nome de usuário</text:span> tem que estar entre aspas, faz parte do comando</text:p>
          </table:table-cell>
          <table:table-cell table:style-name="Tabela2.B2" office:value-type="string">
            <text:p text:style-name="P31">Configura o <text:span text:style-name="T8">nome de usuário</text:span> utilizado no github. <text:span text:style-name="T8">Serve para que os commits tenham um autor e é obrigatória.</text:span></text:p>
          </table:table-cell>
        </table:table-row>
        <table:table-row table:style-name="TableLine1456473748160">
          <table:table-cell table:style-name="Tabela2.A2" office:value-type="string">
            <text:p text:style-name="P16">git status</text:p>
          </table:table-cell>
          <table:table-cell table:style-name="Tabela2.B2" office:value-type="string">
            <text:p text:style-name="P32">Mostra o status dos arquivos que estão sendo gerenciados pelo git.</text:p>
          </table:table-cell>
        </table:table-row>
        <table:table-row table:style-name="TableLine1456473738944">
          <table:table-cell table:style-name="Tabela2.A2" office:value-type="string">
            <text:p text:style-name="P16">git add nome-do-arquivo</text:p>
          </table:table-cell>
          <table:table-cell table:style-name="Tabela2.B2" office:value-type="string">
            <text:p text:style-name="P32">Comando utilizado para preparar um arquivo que foi alterado ou criado no diretório, <text:span text:style-name="T9">mudando ele para staged,</text:span> para ser commitado com o git commit.</text:p>
          </table:table-cell>
        </table:table-row>
        <table:table-row table:style-name="TableLine1456473738368">
          <table:table-cell table:style-name="Tabela2.A2" office:value-type="string">
            <text:p text:style-name="P16">git add *</text:p>
            <text:p text:style-name="P17">git add .</text:p>
          </table:table-cell>
          <table:table-cell table:style-name="Tabela2.B2" office:value-type="string">
            <text:p text:style-name="P33">Comando utilizado para preparar <text:span text:style-name="T9">todos os </text:span>que fo<text:span text:style-name="T9">ram</text:span> alterado<text:span text:style-name="T9">s</text:span> ou criado<text:span text:style-name="T9">s</text:span> no diretório, <text:span text:style-name="T9">mudando ele para staged,</text:span> para ser commitado com o git commit.</text:p>
          </table:table-cell>
        </table:table-row>
        <table:table-row table:style-name="TableLine1456473746720">
          <table:table-cell table:style-name="Tabela2.A2" office:value-type="string">
            <text:p text:style-name="P17">git <text:span text:style-name="T9">commit -m “mensagem que identifica o commit”</text:span></text:p>
            <text:p text:style-name="P17"/>
            <text:p text:style-name="P45">Obs.: <text:span text:style-name="T9">o texto da mensagem </text:span>tem que estar entre aspas, faz parte do comando</text:p>
          </table:table-cell>
          <table:table-cell table:style-name="Tabela2.B2" office:value-type="string">
            <text:p text:style-name="P34">Funciona como tirar uma foto do estado do projeto e deixar ele pronto para ser empurrado para o github</text:p>
          </table:table-cell>
        </table:table-row>
        <table:table-row table:style-name="TableLine1456473745856">
          <table:table-cell table:style-name="Tabela2.A2" office:value-type="string">
            <text:p text:style-name="P18"><text:span text:style-name="T10">g</text:span>it <text:span text:style-name="T10">config --list</text:span></text:p>
          </table:table-cell>
          <table:table-cell table:style-name="Tabela2.B2" office:value-type="string">
            <text:p text:style-name="P35">Comando utilizado para verificar o nome de usuário e e-mail configurados, o ideal é que o e-mail e nome de usuário usado no git seja o mesmo do github.</text:p>
          </table:table-cell>
        </table:table-row>
        <table:table-row table:style-name="TableLine1456473749312">
          <table:table-cell table:style-name="Tabela2.A2" office:value-type="string">
            <text:p text:style-name="P11">git <text:span text:style-name="T7">config --global --</text:span><text:span text:style-name="T11">unset </text:span><text:span text:style-name="T7">user.email </text:span></text:p>
          </table:table-cell>
          <table:table-cell table:style-name="Tabela2.B2" office:value-type="string">
            <text:p text:style-name="P36">Apaga o e-mail configurado.</text:p>
          </table:table-cell>
        </table:table-row>
        <text:soft-page-break/>
        <table:table-row table:style-name="TableLine1456473749600">
          <table:table-cell table:style-name="Tabela2.A2" office:value-type="string">
            <text:p text:style-name="P11">git <text:span text:style-name="T7">config --global --</text:span><text:span text:style-name="T11">unset </text:span><text:span text:style-name="T7">user.</text:span><text:span text:style-name="T11">name</text:span></text:p>
          </table:table-cell>
          <table:table-cell table:style-name="Tabela2.B2" office:value-type="string">
            <text:p text:style-name="P36">Apaga o nome de usuário configurado.</text:p>
          </table:table-cell>
        </table:table-row>
        <table:table-row table:style-name="TableLine1456473735488">
          <table:table-cell table:style-name="Tabela2.A2" office:value-type="string">
            <text:p text:style-name="P19">git remote add origin “link do diretório no github”</text:p>
          </table:table-cell>
          <table:table-cell table:style-name="Tabela2.B2" office:value-type="string">
            <text:p text:style-name="P37">Adiciona o link remoto a palavra origin, serve para que não seja necessário escrever o link completo, podendo usar somente a palavra origin.</text:p>
            <text:p text:style-name="P37"/>
            <text:p text:style-name="P50">Obs.: a palavra origin podia ser qualquer palavra, mas por conversão usa-se origin.</text:p>
          </table:table-cell>
        </table:table-row>
        <table:table-row table:style-name="TableLine1456473735488">
          <table:table-cell table:style-name="Tabela2.A2" office:value-type="string">
            <text:p text:style-name="P55">git remote remove origin </text:p>
          </table:table-cell>
          <table:table-cell table:style-name="Tabela2.B2" office:value-type="string">
            <text:p text:style-name="P56">Remove o link cadastrado no origin</text:p>
          </table:table-cell>
        </table:table-row>
        <table:table-row table:style-name="TableLine1456473740384">
          <table:table-cell table:style-name="Tabela2.A2" office:value-type="string">
            <text:p text:style-name="P22">git remote -v</text:p>
          </table:table-cell>
          <table:table-cell table:style-name="Tabela2.B2" office:value-type="string">
            <text:p text:style-name="P40">Lista os repositórios remotos cadastrados.</text:p>
          </table:table-cell>
        </table:table-row>
        <table:table-row table:style-name="TableLine1456473750752">
          <table:table-cell table:style-name="Tabela2.A2" office:value-type="string">
            <text:p text:style-name="P20">git push origin master </text:p>
            <text:p text:style-name="P20">git push origin main</text:p>
          </table:table-cell>
          <table:table-cell table:style-name="Tabela2.B2" office:value-type="string">
            <text:p text:style-name="P38">Empurra o que foi modificado para o github.</text:p>
            <text:p text:style-name="P38"><text:s/></text:p>
            <text:p text:style-name="P51">OBS.: as branches do github podem ser main ou master, você deve usar de acordo com o que é sua branch</text:p>
          </table:table-cell>
        </table:table-row>
        <table:table-row table:style-name="TableLine1456473749888">
          <table:table-cell table:style-name="Tabela2.A2" office:value-type="string">
            <text:p text:style-name="P20">git pull origin master </text:p>
            <text:p text:style-name="P20">git pull origin main</text:p>
          </table:table-cell>
          <table:table-cell table:style-name="Tabela2.B2" office:value-type="string">
            <text:p text:style-name="P38">Puxa o que foi modificado no github para sua máquina.</text:p>
            <text:p text:style-name="P38"><text:s/></text:p>
            <text:p text:style-name="P51">OBS.: as branches do github podem ser main ou master, você deve usar de acordo com o que é sua branch</text:p>
          </table:table-cell>
        </table:table-row>
        <table:table-row table:style-name="Tabela2.16">
          <table:table-cell table:style-name="Tabela2.A2" office:value-type="string">
            <text:p text:style-name="P21">git <text:span text:style-name="T12">clone “link do repositório que você quer clonar”</text:span></text:p>
            <text:p text:style-name="P21"/>
            <text:p text:style-name="P46">Obs.: <text:span text:style-name="T12">O link não precisa precisa estar entre aspas, não faz parte do comando.</text:span></text:p>
          </table:table-cell>
          <table:table-cell table:style-name="Tabela2.B2" office:value-type="string">
            <text:p text:style-name="P39">Cria um clone de um repositório do github em sua máquina.</text:p>
            <text:p text:style-name="P39"/>
            <text:p text:style-name="P52">Obs.: Para achar o link do repositório é necessário clicar no repositório, depois clicar no botão verde: CODE e depois escolher https e copiar o link.</text:p>
          </table:table-cell>
        </table:table-row>
      </table:table>
      <text:p text:style-name="P8"/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30T18:27:07.743000000</dc:date>
    <meta:editing-duration>PT52M28S</meta:editing-duration>
    <meta:editing-cycles>7</meta:editing-cycles>
    <meta:generator>LibreOffice/7.3.3.2$Windows_X86_64 LibreOffice_project/d1d0ea68f081ee2800a922cac8f79445e4603348</meta:generator>
    <meta:document-statistic meta:table-count="2" meta:image-count="0" meta:object-count="0" meta:page-count="4" meta:paragraph-count="97" meta:word-count="881" meta:character-count="4973" meta:non-whitespace-character-count="4177"/>
  </office:meta>
</office:document-meta>
</file>